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content.xml" manifest:media-type="text/xml"/>
  <manifest:file-entry manifest:full-path="meta.xml" manifest:media-type="text/xml"/>
  <manifest:file-entry manifest:full-path="Thumbnails/thumbnail.png" manifest:media-type="image/png"/>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Calibri"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roid Sans Devanagari" svg:font-family="'Droid Sans Devanagari'" style:font-family-generic="system" style:font-pitch="variable"/>
    <style:font-face style:name="Liberation Serif1" svg:font-family="'Liberation Serif'"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margin-left="0in" fo:margin-right="0in" fo:line-height="200%" fo:orphans="0" fo:widows="0" fo:text-indent="0in" style:auto-text-indent="false">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style>
    <style:style style:name="P2" style:family="paragraph" style:parent-style-name="Standard" style:master-page-name="Standard">
      <style:paragraph-properties fo:margin-left="0in" fo:margin-right="0in" fo:line-height="200%" fo:text-align="center" style:justify-single-word="false" fo:orphans="0" fo:widows="0" fo:text-indent="0in" style:auto-text-indent="false" style:page-number="auto">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style>
    <style:style style:name="T1" style:family="text">
      <style:text-properties style:font-name="Liberation Serif" fo:font-weight="bold" style:font-weight-asian="bold" style:font-name-complex="Liberation Serif1" style:font-weight-complex="bold"/>
    </style:style>
    <style:style style:name="T2" style:family="text">
      <style:text-properties style:font-name="Liberation Serif" style:font-name-complex="Liberation Serif1"/>
    </style:style>
    <style:style style:name="T3" style:family="text">
      <style:text-properties style:font-name="Liberation Serif" fo:font-style="italic" style:font-style-asian="italic" style:font-name-complex="Liberation Serif1" style:font-style-complex="itali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1">ACT <text:s/>I</text:span></text:p>
      <text:p text:style-name="P1"><text:span text:style-name="T2"><text:tab/>The sun was setting. A young cat, </text:span><text:span text:style-name="T3">Lux,</text:span><text:span text:style-name="T2"> felt time around him slow just long enough for him to decide for or against a drink. They called it </text:span><text:span text:style-name="T3">firewater;</text:span><text:span text:style-name="T2"> he knew it by the less mystical term </text:span><text:span text:style-name="T3">booze.</text:span><text:span text:style-name="T2"> It wasn’t that the buffalo offering him alcohol was in any way conspicuous to him, nor was it some self-righteous objection to liquor that made him second-guess a drink. Rather, he felt uncomfortable losing himself in the midst of a place so foreign. Nevertheless, he accepted the offer of refreshment, deluding his hesitations with a self-made assurance that he was safe to relax in such a public square as the tourist trap he currently found himself in. It had, after-all, been recommended to him by his doctor: Ms. Tia Althea. About an hour passed, and Lux accepted another offer of liquor from the barkeep. And then another. </text:span><text:span text:style-name="T3">And another.</text:span><text:span text:style-name="T2"> Liquor liberated him from the thought of duties back home as baron of his property.</text:span></text:p>
      <text:p text:style-name="P1"><text:span text:style-name="T2"><text:tab/>Soon, his cyan eyes were caught up and disoriented within the haze of his mind, constantly growing and shrinking, unable to make out the complexities of the world around him. Figures were reduced to blurry (and often furry) polygons, smearing across his line of sight. His words were slurred as drops of gin coated his gray and black fur. “</text:span><text:span text:style-name="T3">Can I haff anuther?,</text:span><text:span text:style-name="T2">” he would plea, and eventually, the town’s bartender would concede and pour another glass, until the kit could hardly stand ; the barkeep finally cut him off.</text:span></text:p>
      <text:p text:style-name="P1"><text:span text:style-name="T2"><text:tab/>“Exactly how are you paying for this much…</text:span><text:span text:style-name="T3">refreshment</text:span><text:span text:style-name="T2">, kitten?”</text:span></text:p>
      <text:p text:style-name="P1"><text:span text:style-name="T2"><text:tab/>“How much ish the..the total?”</text:span></text:p>
      <text:p text:style-name="P1"><text:span text:style-name="T2"><text:tab/>“More than any sane creature would carry on them. Could I get your billing address?”</text:span></text:p>
      <text:p text:style-name="P1"><text:span text:style-name="T2"><text:tab/>Lux leaned against the counter, somehow providing a barely legible IOU signature on the slip that the buffalo provided him. Gently, the patient bovine took the slip and filled his own end out, with both signing on the amount to be enclosed when it returned through postage. The legal specifications of loans were more of a formality than anything else in this part of the world ; most folk had the common sense to pay their debts, or suffer the consequences, so it wasn’t of much concern </text:span><text:span text:style-name="T3">if,</text:span><text:span text:style-name="T2"> but rather </text:span><text:span text:style-name="T3">when</text:span><text:span text:style-name="T2"> the loan would be paid.</text:span></text:p>
      <text:p text:style-name="P1"><text:span text:style-name="T2"><text:tab/>Satisfied that he had run through his savings for the night, Lux started fall asleep at the bar-stool. With 300 myriads in firewater, he'd earned himself the peace, but an owl in the bar had other plans.</text:span></text:p>
      <text:p text:style-name="P1"><text:span text:style-name="T2"><text:tab/>“Hey you! Who do you think you are sitting in me chair?” he yelled, stumbling towards the cat with drunken stupor.</text:span></text:p>
      <text:p text:style-name="P1"><text:span text:style-name="T2"><text:tab/>“Lucius? Some call me Lux. I don’t think you own any of the chairs here, do you? Every seat from what I can see is just as open to a liger like me as it is to a flier like you,” he replied with a brave defiance, even as the owl drew a dagger from his side.</text:span></text:p>
      <text:p text:style-name="P1"><text:span text:style-name="T2"><text:tab/>“Maybe I ought to charge ya a fine. One skint cat pelt.”</text:span></text:p>
      <text:p text:style-name="P1"><text:span text:style-name="T2"><text:tab/>Lucius drew his sidearm and aimed straight for the owl’s chest. “Do you really want to do this here in-front of..of..persons...witnesses?” he asked sarcastically, his tongue nearly failing him in such a haze, though the owl conceded, sitting back down at another chair.</text:span></text:p>
      <text:p text:style-name="P1"><text:span text:style-name="T2"><text:tab/>“This ain’t over, half-breed,” he called back, as Lucius relented and dropped into slumber.</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Calibri"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roid Sans Devanagari" svg:font-family="'Droid Sans Devanagari'" style:font-family-generic="system" style:font-pitch="variable"/>
    <style:font-face style:name="Liberation Serif1" svg:font-family="'Liberation Serif'"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vertical-align="auto" style:writing-mode="lr-tb"/>
      <style:text-properties style:use-window-font-color="true" style:font-name="Calibri" fo:font-family="Calibri" style:font-family-generic="roman" style:font-pitch="variable" fo:font-size="12pt" fo:language="en" fo:country="US" style:letter-kerning="true" style:font-name-asian="Liberation Serif1" style:font-family-asian="'Liberation Serif'"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size-asian="14pt" style:language-asian="ar" style:country-asian="SA"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15%"/>
      <style:text-properties style:language-asian="ar" style:country-asian="SA"/>
    </style:style>
    <style:style style:name="List" style:family="paragraph" style:parent-style-name="Text_20_body" style:default-outline-level="" style:class="list">
      <style:paragraph-properties fo:margin-top="0in" fo:margin-bottom="0.0972in" loext:contextual-spacing="false" fo:line-height="115%"/>
      <style:text-properties style:language-asian="ar" style:country-asian="SA"/>
    </style:style>
    <style:style style:name="Caption" style:family="paragraph" style:parent-style-name="Standard" style:default-outline-level="" style:class="extra">
      <style:paragraph-properties fo:margin-top="0.0835in" fo:margin-bottom="0.0835in" loext:contextual-spacing="false"/>
      <style:text-properties fo:font-style="italic" style:language-asian="ar" style:country-asian="SA" style:font-style-asian="italic" style:font-style-complex="italic"/>
    </style:style>
    <style:style style:name="Index" style:family="paragraph" style:parent-style-name="Standard" style:default-outline-level="" style:class="index">
      <style:text-properties style:language-asian="ar" style:country-asian="SA"/>
    </style:style>
    <style:style style:name="DocumentMap" style:family="paragraph" style:default-outline-level="">
      <style:paragraph-properties fo:text-align="start" style:justify-single-word="false" fo:orphans="2" fo:widows="2" fo:hyphenation-ladder-count="no-limit" style:vertical-align="auto" style:writing-mode="lr-tb"/>
      <style:text-properties style:use-window-font-color="true" style:font-name="Calibri" fo:font-family="Calibri" style:font-family-generic="roman" style:font-pitch="variable" fo:font-size="12pt" fo:language="en" fo:country="US" style:letter-kerning="true" style:font-name-asian="Liberation Serif1" style:font-family-asian="'Liberation Serif'"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fo:hyphenate="false" fo:hyphenation-remain-char-count="2" fo:hyphenation-push-char-count="2"/>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1-14T10:00:00</meta:creation-date>
    <dc:date>2020-04-05T15:01:00</dc:date>
    <meta:document-statistic meta:table-count="0" meta:image-count="0" meta:object-count="0" meta:page-count="1" meta:paragraph-count="13" meta:word-count="563" meta:character-count="3153" meta:non-whitespace-character-count="2590"/>
    <meta:generator>LibreOffice/6.3.5.2$Linux_X86_64 LibreOffice_project/30$Build-2</meta:generator>
    <meta:user-defined meta:name="Operator">Microsoft Office User</meta:user-defined>
  </office:meta>
</office:document-meta>
</file>